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ontserrat" svg:font-family="Montserrat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style:font-name="Times New Roman" style:font-name-asian="Times New Roman" style:font-name-complex="Times New Roman" style:language-asian="fr" style:country-asian="FR"/>
    </style:style>
    <style:style style:name="TableColumn3" style:family="table-column">
      <style:table-column-properties style:column-width="2.0888in"/>
    </style:style>
    <style:style style:name="TableColumn4" style:family="table-column">
      <style:table-column-properties style:column-width="2.0895in"/>
    </style:style>
    <style:style style:name="TableColumn5" style:family="table-column">
      <style:table-column-properties style:column-width="2.0895in"/>
    </style:style>
    <style:style style:name="Table2" style:family="table">
      <style:table-properties style:width="6.26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8" style:parent-style-name="Policepardéfaut" style:family="text">
      <style:text-properties style:font-name="Montserrat" style:font-name-asian="Times New Roman" style:font-name-complex="Times New Roman" fo:font-weight="bold" style:font-weight-asian="bold" style:font-weight-complex="bold" fo:color="#000000" style:language-asian="fr" style:country-asian="FR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10" style:parent-style-name="Policepardéfaut" style:family="text">
      <style:text-properties style:font-name="Montserrat" style:font-name-asian="Times New Roman" style:font-name-complex="Times New Roman" fo:font-weight="bold" style:font-weight-asian="bold" style:font-weight-complex="bold" fo:color="#000000" style:language-asian="fr" style:country-asian="FR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12" style:parent-style-name="Policepardéfaut" style:family="text">
      <style:text-properties style:font-name="Montserrat" style:font-name-asian="Times New Roman" style:font-name-complex="Times New Roman" fo:font-weight="bold" style:font-weight-asian="bold" style:font-weight-complex="bold" fo:color="#000000" style:language-asian="fr" style:country-asian="FR"/>
    </style:style>
    <style:style style:name="TableRow13" style:family="table-row">
      <style:table-row-properties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15" style:parent-style-name="Policepardéfaut" style:family="text">
      <style:text-properties style:font-name="Montserrat" style:font-name-asian="Times New Roman" style:font-name-complex="Times New Roman" fo:font-weight="bold" style:font-weight-asian="bold" style:font-weight-complex="bold" fo:color="#000000" style:language-asian="fr" style:country-asian="FR"/>
    </style:style>
    <style:style style:name="T16" style:parent-style-name="Policepardéfaut" style:family="text">
      <style:text-properties style:font-name="Montserrat" style:font-name-asian="Times New Roman" style:font-name-complex="Times New Roman" fo:color="#000000" style:language-asian="fr" style:country-asian="FR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18" style:parent-style-name="Policepardéfaut" style:family="text">
      <style:text-properties style:font-name="Montserrat" style:font-name-asian="Times New Roman" style:font-name-complex="Times New Roman" fo:font-weight="bold" style:font-weight-asian="bold" style:font-weight-complex="bold" fo:color="#000000" style:language-asian="fr" style:country-asian="FR"/>
    </style:style>
    <style:style style:name="T19" style:parent-style-name="Policepardéfaut" style:family="text">
      <style:text-properties style:font-name="Montserrat" style:font-name-asian="Times New Roman" style:font-name-complex="Times New Roman" fo:color="#000000" style:language-asian="fr" style:country-asian="FR"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1" style:parent-style-name="Policepardéfaut" style:family="text">
      <style:text-properties style:font-name="Montserrat" style:font-name-asian="Times New Roman" style:font-name-complex="Times New Roman" fo:font-weight="bold" style:font-weight-asian="bold" style:font-weight-complex="bold" fo:color="#000000" style:language-asian="fr" style:country-asian="FR"/>
    </style:style>
    <style:style style:name="T22" style:parent-style-name="Policepardéfaut" style:family="text">
      <style:text-properties style:font-name="Montserrat" style:font-name-asian="Times New Roman" style:font-name-complex="Times New Roman" fo:color="#000000" style:language-asian="fr" style:country-asian="FR"/>
    </style:style>
    <style:style style:name="TableRow23" style:family="table-row">
      <style:table-row-properties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5" style:parent-style-name="Policepardéfaut" style:family="text">
      <style:text-properties style:font-name="Montserrat" style:font-name-asian="Times New Roman" style:font-name-complex="Times New Roman" fo:font-weight="bold" style:font-weight-asian="bold" style:font-weight-complex="bold" fo:color="#000000" fo:language="en" fo:country="US" style:language-asian="fr" style:country-asian="FR"/>
    </style:style>
    <style:style style:name="T26" style:parent-style-name="Policepardéfaut" style:family="text">
      <style:text-properties style:font-name="Montserrat" style:font-name-asian="Times New Roman" style:font-name-complex="Times New Roman" fo:color="#000000" fo:language="en" fo:country="US" style:language-asian="fr" style:country-asian="FR"/>
    </style:style>
    <style:style style:name="T27" style:parent-style-name="Policepardéfaut" style:family="text">
      <style:text-properties style:font-name="Montserrat" style:font-name-asian="Times New Roman" style:font-name-complex="Times New Roman" fo:color="#000000" fo:language="en" fo:country="US" style:language-asian="fr" style:country-asian="FR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9" style:parent-style-name="Policepardéfaut" style:family="text">
      <style:text-properties style:font-name="Montserrat" style:font-name-asian="Times New Roman" style:font-name-complex="Times New Roman" fo:font-weight="bold" style:font-weight-asian="bold" style:font-weight-complex="bold" fo:color="#000000" fo:language="en" fo:country="US" style:language-asian="fr" style:country-asian="FR"/>
    </style:style>
    <style:style style:name="T30" style:parent-style-name="Policepardéfaut" style:family="text">
      <style:text-properties style:font-name="Montserrat" style:font-name-asian="Times New Roman" style:font-name-complex="Times New Roman" fo:color="#000000" fo:language="en" fo:country="US" style:language-asian="fr" style:country-asian="FR"/>
    </style:style>
    <style:style style:name="T31" style:parent-style-name="Policepardéfaut" style:family="text">
      <style:text-properties style:font-name="Montserrat" style:font-name-asian="Times New Roman" style:font-name-complex="Times New Roman" fo:color="#000000" fo:language="en" fo:country="US" style:language-asian="fr" style:country-asian="FR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33" style:parent-style-name="Policepardéfaut" style:family="text">
      <style:text-properties style:font-name="Montserrat" style:font-name-asian="Times New Roman" style:font-name-complex="Times New Roman" fo:font-weight="bold" style:font-weight-asian="bold" style:font-weight-complex="bold" fo:color="#000000" fo:language="en" fo:country="US" style:language-asian="fr" style:country-asian="FR"/>
    </style:style>
    <style:style style:name="T34" style:parent-style-name="Policepardéfaut" style:family="text">
      <style:text-properties style:font-name="Montserrat" style:font-name-asian="Times New Roman" style:font-name-complex="Times New Roman" fo:color="#000000" fo:language="en" fo:country="US" style:language-asian="fr" style:country-asian="FR"/>
    </style:style>
    <style:style style:name="T35" style:parent-style-name="Policepardéfaut" style:family="text">
      <style:text-properties style:font-name="Montserrat" style:font-name-asian="Times New Roman" style:font-name-complex="Times New Roman" fo:color="#000000" fo:language="en" fo:country="US" style:language-asian="fr" style:country-asian="FR"/>
    </style:style>
    <style:style style:name="T36" style:parent-style-name="Policepardéfaut" style:family="text">
      <style:text-properties style:font-name="Montserrat" style:font-name-asian="Times New Roman" style:font-name-complex="Times New Roman" fo:color="#000000" style:language-asian="fr" style:country-asian="FR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Normal"><text:span text:style-name="T8">Toolbox</text:span></text:p>
          </table:table-cell>
          <table:table-cell table:style-name="TableCell9">
            <text:p text:style-name="Normal"><text:span text:style-name="T10">Screwdriver</text:span></text:p>
          </table:table-cell>
          <table:table-cell table:style-name="TableCell11">
            <text:p text:style-name="Normal"><text:span text:style-name="T12">Hammer</text:span></text:p>
          </table:table-cell>
        </table:table-row>
        <table:table-row table:style-name="TableRow13">
          <table:table-cell table:style-name="TableCell14">
            <text:p text:style-name="Normal"><text:span text:style-name="T15">State (Variables)</text:span></text:p>
            <text:p text:style-name="Normal"><text:span text:style-name="T16">tools</text:span></text:p>
          </table:table-cell>
          <table:table-cell table:style-name="TableCell17">
            <text:p text:style-name="Normal"><text:span text:style-name="T18">State (Variables)</text:span></text:p>
            <text:p text:style-name="Normal"><text:span text:style-name="T19">size</text:span></text:p>
          </table:table-cell>
          <table:table-cell table:style-name="TableCell20">
            <text:p text:style-name="Normal"><text:span text:style-name="T21">State (Variables)</text:span></text:p>
            <text:p text:style-name="Normal"><text:span text:style-name="T22">color</text:span></text:p>
          </table:table-cell>
        </table:table-row>
        <table:table-row table:style-name="TableRow23">
          <table:table-cell table:style-name="TableCell24">
            <text:p text:style-name="Normal"><text:span text:style-name="T25">Behavior (methods)</text:span></text:p>
            <text:p text:style-name="Normal"><text:span text:style-name="T26">addTool(tool)</text:span></text:p>
            <text:p text:style-name="Normal"><text:span text:style-name="T27">removeTool(tool)</text:span></text:p>
          </table:table-cell>
          <table:table-cell table:style-name="TableCell28">
            <text:p text:style-name="Normal"><text:span text:style-name="T29">Behavior (methods)</text:span></text:p>
            <text:p text:style-name="Normal"><text:span text:style-name="T30">tighten(screw)</text:span></text:p>
            <text:p text:style-name="Normal"><text:span text:style-name="T31">loosen(screw)</text:span></text:p>
          </table:table-cell>
          <table:table-cell table:style-name="TableCell32">
            <text:p text:style-name="Normal"><text:span text:style-name="T33">Behavior (methods)</text:span></text:p>
            <text:p text:style-name="Normal"><text:span text:style-name="T34">paint(color)</text:span></text:p>
            <text:p text:style-name="Normal"><text:span text:style-name="T35">hammer_in(nail)</text:span></text:p>
            <text:p text:style-name="Normal"><text:span text:style-name="T36">remove(nail)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ontserrat" svg:font-family="Montserrat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tilisateur Microsoft Office</meta:initial-creator>
    <dc:creator>Utilisateur Microsoft Office</dc:creator>
    <meta:creation-date>2020-08-10T15:48:00Z</meta:creation-date>
    <dc:date>2020-08-10T15:48:00Z</dc:date>
    <meta:template xlink:href="Normal.dotm" xlink:type="simple"/>
    <meta:editing-cycles>2</meta:editing-cycles>
    <meta:editing-duration>PT0S</meta:editing-duration>
    <meta:document-statistic meta:page-count="1" meta:paragraph-count="1" meta:word-count="40" meta:character-count="261" meta:row-count="1" meta:non-whitespace-character-count="222"/>
  </office:meta>
</office:document-meta>
</file>